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6.00pt" fo:font-weight="bold" style:text-underline-mode="continuous" style:text-underline-type="single" style:text-underline-style="solid" style:text-underline-width="normal" fo:font-family="sans-serif" style:font-family-asian="sans-serif" style:font-family-complex="sans-serif" fo:background-color="transparent" style:use-window-font-color="true"/>
    </style:style>
    <style:style style:name="T3" style:family="text">
      <style:text-properties fo:font-size="26.00pt" fo:font-weight="bold" fo:font-family="sans-serif" style:font-family-asian="sans-serif" style:font-family-complex="sans-serif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2.00pt" fo:font-weight="bold" fo:font-family="sans-serif" style:font-family-asian="sans-serif" style:font-family-complex="sans-serif" fo:background-color="transparent" style:use-window-font-color="true"/>
    </style:style>
    <style:style style:name="T6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24.00pt" fo:font-weight="normal" fo:font-family="sans-serif" style:font-family-asian="sans-serif" style:font-family-complex="sans-serif" fo:background-color="transparent" style:use-window-font-color="true"/>
    </style:style>
    <style:style style:name="T9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5.00pt" fo:font-weight="normal" fo:font-family="sans-serif" style:font-family-asian="sans-serif" style:font-family-complex="sans-serif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8.00pt" fo:font-weight="normal" fo:font-family="sans-serif" style:font-family-asian="sans-serif" style:font-family-complex="sans-serif" fo:background-color="transparent" style:use-window-font-color="true"/>
    </style:style>
    <style:style style:name="T17" style:family="text">
      <style:text-properties fo:font-size="22.00pt" fo:font-weight="bold" fo:font-family="sans-serif" style:font-family-asian="sans-serif" style:font-family-complex="sans-serif" fo:background-color="transparent" style:use-window-font-color="true"/>
    </style:style>
    <style:style style:name="T18" style:family="text">
      <style:text-properties fo:font-size="18.00pt" fo:font-weight="normal" fo:font-family="sans-serif" style:font-family-asian="sans-serif" style:font-family-complex="sans-serif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8.00pt" fo:font-weight="bold" fo:font-family="sans-serif" style:font-family-asian="sans-serif" style:font-family-complex="sans-serif" fo:background-color="transparent" style:use-window-font-color="true"/>
    </style:style>
    <style:style style:name="T21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26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27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28" style:family="text">
      <style:text-properties fo:font-size="14.00pt" fo:font-weight="normal" fo:font-family="sans-serif" style:font-family-asian="sans-serif" style:font-family-complex="sans-serif" fo:background-color="transparent" style:use-window-font-color="true" fo:font-style="italic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31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32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33" style:family="text">
      <style:text-properties fo:font-size="18.00pt" fo:font-weight="normal" style:text-underline-mode="continuous" style:text-underline-type="single" style:text-underline-style="solid" style:text-underline-width="normal" fo:font-family="sans-serif" style:font-family-asian="sans-serif" style:font-family-complex="sans-serif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Government Engineering College</text:span></text:p>
      <text:p text:style-name="P1"><text:span text:style-name="T3"><text:s/>Thrissur</text:span></text:p>
      <text:p text:style-name="P1"><text:span text:style-name="T4"/></text:p>
      <text:p text:style-name="P1"><text:span text:style-name="T5">CS331<text:s/></text:span><text:span text:style-name="T6">–</text:span><text:span text:style-name="T7"><text:s/>System Software LabDocumentation </text:span></text:p>
      <text:p text:style-name="P1"><text:span text:style-name="T8">Exp11<text:s/></text:span><text:span text:style-name="T9">–</text:span><text:span text:style-name="T10"><text:s/></text:span><text:span text:style-name="T11">Symbol Table</text:span><text:span text:style-name="T12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4">Date of Submission:16 November 2020</text:span></text:p>
      <text:p text:style-name="P1"><text:span text:style-name="T15"/></text:p>
      <text:p text:style-name="P1"><text:span text:style-name="T16">Submitted By,</text:span></text:p>
      <text:p text:style-name="P1"><text:span text:style-name="T17"><text:s/>Rejath T M</text:span></text:p>
      <text:p text:style-name="P1"><text:span text:style-name="T18">Roll No 50</text:span></text:p>
      <text:p text:style-name="P1"><text:span text:style-name="T18">TCR18CS050</text:span></text:p>
      <text:p text:style-name="P1"><text:span text:style-name="T18">GECT CSE S5</text:span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20">Experiment 11:</text:span></text:p>
      <text:p text:style-name="P2"><text:span text:style-name="T21">To implement a Symbol table with suitable hashing</text:span><text:span text:style-name="T22"/></text:p>
      <text:p text:style-name="P2"><text:span text:style-name="T23">Compilation of CodePrerequisite</text:span></text:p>
      <text:p text:style-name="P2"><text:span text:style-name="T24"/></text:p>
      <text:list text:style-name="L3">
        <text:list-item>
          <text:p text:style-name="P3"><text:span text:style-name="T25">The code is provided in the<text:s/></text:span><text:span text:style-name="T26">program.c<text:s/></text:span><text:span text:style-name="T27">file along with its documentation. You just need to run it on any compiler.</text:span></text:p>
        </text:list-item>
        <text:list-item>
          <text:p text:style-name="P3"><text:span text:style-name="T27">Compile like<text:s/></text:span><text:span text:style-name="T28">gcc program.c </text:span></text:p>
        </text:list-item>
      </text:list>
      <text:p text:style-name="P4"><text:span text:style-name="T28"><text:tab/><text:tab/><text:tab/>.\a.exe</text:span></text:p>
      <text:p text:style-name="P4"><text:span text:style-name="T29"/></text:p>
      <text:list text:style-name="L5">
        <text:list-item>
          <text:p text:style-name="P5"><text:span text:style-name="T30">The program will take input for user input and print output into an outfile as well as in the terminal.</text:span></text:p>
        </text:list-item>
        <text:list-item>
          <text:p text:style-name="P5"><text:span text:style-name="T30">Suitable choices should be taken for suitable operations: Insert, Delete, Display,Continue and Exit</text:span></text:p>
        </text:list-item>
        <text:list-item>
          <text:p text:style-name="P5"><text:span text:style-name="T30">The output file is<text:s/></text:span><text:span text:style-name="T31">Output.txt</text:span><text:span text:style-name="T32">.</text:span></text:p>
        </text:list-item>
      </text:list>
      <text:p text:style-name="P6"><text:span text:style-name="T33">Output Screenshots</text:span></text:p>
      <text:p text:style-name="P6"><text:span text:style-name="T34"/></text:p>
      <text:p text:style-name="P6"><draw:frame text:anchor-type="as-char" svg:width="140.97mm" svg:height="184.15mm" style:rel-width="scale" style:rel-height="scale"><draw:object-ole xlink:href="OleObj1"/><draw:image xlink:href="ObjectReplacements/OleObj1"/></draw:frame><text:span text:style-name="T34"/></text:p>
      <text:p text:style-name="P6"><text:span text:style-name="T34"/></text:p>
      <text:p text:style-name="P6"><text:span text:style-name="T34"/></text:p>
      <text:p text:style-name="P6"><text:span text:style-name="T34"/></text:p>
      <text:p text:style-name="P6"><text:span text:style-name="T34"/></text:p>
      <text:p text:style-name="P6"><text:span text:style-name="T34"/></text:p>
      <text:p text:style-name="P6"><text:span text:style-name="T3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